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11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5" table:default-cell-style-name="ce1"/>
        <table:table-column table:style-name="co4" table:default-cell-style-name="ce5"/>
        <table:table-column table:style-name="co7" table:default-cell-style-name="Default"/>
        <table:table-column table:style-name="co3" table:number-columns-repeated="5" table:default-cell-style-name="Default"/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procent</text:p>
          </table:table-cell>
          <table:table-cell office:value-type="float" office:value="78">
            <text:p>78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årsdøgntrafik</text:p>
          </table:table-cell>
          <table:table-cell office:value-type="float" office:value="20000">
            <text:p>20000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Antal</text:p>
          </table:table-cell>
          <table:table-cell table:formula="of:=[.B3]/100*[.B4]" office:value-type="float" office:value="15600">
            <text:p>15600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Dage om året</text:p>
          </table:table-cell>
          <table:table-cell office:value-type="float" office:value="222">
            <text:p>222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>
            <text:p>Benzinpris</text:p>
          </table:table-cell>
          <table:table-cell table:style-name="ce3" office:value-type="currency" office:currency="DKK" office:value="12">
            <text:p>kr 12,00</text:p>
          </table:table-cell>
          <table:table-cell table:style-name="ce3" table:number-columns-repeated="3"/>
          <table:table-cell table:style-name="Default"/>
          <table:table-cell table:number-columns-repeated="6"/>
        </table:table-row>
        <table:table-row table:style-name="ro3">
          <table:table-cell/>
          <table:table-cell table:style-name="ce3" table:number-columns-repeated="4"/>
          <table:table-cell table:style-name="Default"/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 table:style-name="ce1"/>
          <table:table-cell table:style-name="ce4" office:value-type="string" table:number-columns-spanned="2" table:number-rows-spanned="1">
            <text:p>Med GreenFlow</text:p>
          </table:table-cell>
          <table:covered-table-cell table:style-name="ce5"/>
          <table:table-cell table:style-name="ce7"/>
          <table:table-cell table:style-name="ce4" office:value-type="string" table:number-columns-spanned="2" table:number-rows-spanned="1">
            <text:p>Uden GreenFlow</text:p>
          </table:table-cell>
          <table:covered-table-cell/>
          <table:table-cell table:style-name="ce7"/>
          <table:table-cell table:number-columns-repeated="2"/>
          <table:table-cell table:style-name="ce10"/>
          <table:table-cell table:style-name="ce7"/>
          <table:table-cell/>
        </table:table-row>
        <table:table-row table:style-name="ro3">
          <table:table-cell table:style-name="ce1" office:value-type="string">
            <text:p>% GreenFlow</text:p>
          </table:table-cell>
          <table:table-cell table:style-name="ce1" office:value-type="string">
            <text:p>Brændstof</text:p>
          </table:table-cell>
          <table:table-cell table:style-name="ce5" office:value-type="string">
            <text:p>Udgift pr bil</text:p>
          </table:table-cell>
          <table:table-cell table:style-name="ce7" office:value-type="string">
            <text:p>Udgift pr dag</text:p>
          </table:table-cell>
          <table:table-cell office:value-type="string">
            <text:p>Brændstof</text:p>
          </table:table-cell>
          <table:table-cell office:value-type="string">
            <text:p>Udgift pr bil</text:p>
          </table:table-cell>
          <table:table-cell table:style-name="ce7" office:value-type="string">
            <text:p>Udgift dag</text:p>
          </table:table-cell>
          <table:table-cell office:value-type="string">
            <text:p>Udgift pr dag</text:p>
          </table:table-cell>
          <table:table-cell office:value-type="string">
            <text:p>Forskel per dag</text:p>
          </table:table-cell>
          <table:table-cell table:style-name="ce10" office:value-type="string">
            <text:p>Udgift år</text:p>
          </table:table-cell>
          <table:table-cell table:style-name="ce7" office:value-type="string">
            <text:p>Sparet pr dag</text:p>
          </table:table-cell>
          <table:table-cell table:style-name="ce7" office:value-type="string">
            <text:p>Sparet pr år</text:p>
          </table:table-cell>
        </table:table-row>
        <table:table-row table:style-name="ro3">
          <table:table-cell table:style-name="ce2" office:value-type="string">
            <text:p>0</text:p>
          </table:table-cell>
          <table:table-cell table:style-name="ce1" office:value-type="float" office:value="0">
            <text:p>0</text:p>
          </table:table-cell>
          <table:table-cell table:formula="of:=[.B11]/1000*[.$B$7]" office:value-type="currency" office:currency="DKK" office:value="0">
            <text:p>kr 0,00</text:p>
          </table:table-cell>
          <table:table-cell table:style-name="ce8" table:formula="of:=[.C11]*[.$B$5]*([.A11]/100)" office:value-type="currency" office:currency="DKK" office:value="0">
            <text:p>kr 0,00</text:p>
          </table:table-cell>
          <table:table-cell office:value-type="float" office:value="126">
            <text:p>126</text:p>
          </table:table-cell>
          <table:table-cell table:formula="of:=[.E11]/1000*[.$B$7]" office:value-type="currency" office:currency="DKK" office:value="1.512">
            <text:p>kr 1,51</text:p>
          </table:table-cell>
          <table:table-cell table:style-name="ce8" table:formula="of:=[.$B$5]*[.F11]*((100-[.A11])/100)" office:value-type="currency" office:currency="DKK" office:value="23587.2">
            <text:p>kr 23.587,20</text:p>
          </table:table-cell>
          <table:table-cell table:style-name="ce3" table:formula="of:=[.D11]+[.G11]" office:value-type="currency" office:currency="DKK" office:value="23587.2">
            <text:p>kr 23.587,20</text:p>
          </table:table-cell>
          <table:table-cell table:style-name="ce3" table:formula="of:=[.G11]-[.D11]" office:value-type="currency" office:currency="DKK" office:value="23587.2">
            <text:p>kr 23.587,20</text:p>
          </table:table-cell>
          <table:table-cell table:style-name="ce11" table:formula="of:=[.H11]*[.$B$6]" office:value-type="currency" office:currency="DKK" office:value="5236358.4">
            <text:p>kr 5.236.358,40</text:p>
          </table:table-cell>
          <table:table-cell table:style-name="ce8" table:formula="of:=[.$H$11]-[.H11]" office:value-type="currency" office:currency="DKK" office:value="0">
            <text:p>kr 0,00</text:p>
          </table:table-cell>
          <table:table-cell table:style-name="ce8" table:formula="of:=[.$J$11]-[.J11]" office:value-type="currency" office:currency="DKK" office:value="0">
            <text:p>kr 0,00</text:p>
          </table:table-cell>
        </table:table-row>
        <table:table-row table:style-name="ro3">
          <table:table-cell table:style-name="ce2" office:value-type="string">
            <text:p>10</text:p>
          </table:table-cell>
          <table:table-cell table:style-name="ce1" office:value-type="float" office:value="89">
            <text:p>89</text:p>
          </table:table-cell>
          <table:table-cell table:formula="of:=[.B12]/1000*[.$B$7]" office:value-type="currency" office:currency="DKK" office:value="1.068">
            <text:p>kr 1,07</text:p>
          </table:table-cell>
          <table:table-cell table:style-name="ce8" table:formula="of:=[.C12]*[.$B$5]*([.A12]/100)" office:value-type="currency" office:currency="DKK" office:value="1666.08">
            <text:p>kr 1.666,08</text:p>
          </table:table-cell>
          <table:table-cell office:value-type="float" office:value="125">
            <text:p>125</text:p>
          </table:table-cell>
          <table:table-cell table:formula="of:=[.E12]/1000*[.$B$7]" office:value-type="currency" office:currency="DKK" office:value="1.5">
            <text:p>kr 1,50</text:p>
          </table:table-cell>
          <table:table-cell table:style-name="ce8" table:formula="of:=[.$B$5]*[.F12]*((100-[.A12])/100)" office:value-type="currency" office:currency="DKK" office:value="21060">
            <text:p>kr 21.060,00</text:p>
          </table:table-cell>
          <table:table-cell table:style-name="ce3" table:formula="of:=[.D12]+[.G12]" office:value-type="currency" office:currency="DKK" office:value="22726.08">
            <text:p>kr 22.726,08</text:p>
          </table:table-cell>
          <table:table-cell table:style-name="ce3" table:formula="of:=[.G12]-[.D12]" office:value-type="currency" office:currency="DKK" office:value="19393.92">
            <text:p>kr 19.393,92</text:p>
          </table:table-cell>
          <table:table-cell table:style-name="ce11" table:formula="of:=[.H12]*[.$B$6]" office:value-type="currency" office:currency="DKK" office:value="5045189.76">
            <text:p>kr 5.045.189,76</text:p>
          </table:table-cell>
          <table:table-cell table:style-name="ce8" table:formula="of:=[.$H$11]-[.H12]" office:value-type="currency" office:currency="DKK" office:value="861.119999999999">
            <text:p>kr 861,12</text:p>
          </table:table-cell>
          <table:table-cell table:style-name="ce8" table:formula="of:=[.$J$11]-[.J12]" office:value-type="currency" office:currency="DKK" office:value="191168.64">
            <text:p>kr 191.168,64</text:p>
          </table:table-cell>
        </table:table-row>
        <table:table-row table:style-name="ro3">
          <table:table-cell table:style-name="ce2" office:value-type="string">
            <text:p>50</text:p>
          </table:table-cell>
          <table:table-cell table:style-name="ce1" office:value-type="float" office:value="88">
            <text:p>88</text:p>
          </table:table-cell>
          <table:table-cell table:formula="of:=[.B13]/1000*[.$B$7]" office:value-type="currency" office:currency="DKK" office:value="1.056">
            <text:p>kr 1,06</text:p>
          </table:table-cell>
          <table:table-cell table:style-name="ce8" table:formula="of:=[.C13]*[.$B$5]*([.A13]/100)" office:value-type="currency" office:currency="DKK" office:value="8236.8">
            <text:p>kr 8.236,80</text:p>
          </table:table-cell>
          <table:table-cell office:value-type="float" office:value="122">
            <text:p>122</text:p>
          </table:table-cell>
          <table:table-cell table:formula="of:=[.E13]/1000*[.$B$7]" office:value-type="currency" office:currency="DKK" office:value="1.464">
            <text:p>kr 1,46</text:p>
          </table:table-cell>
          <table:table-cell table:style-name="ce8" table:formula="of:=[.$B$5]*[.F13]*((100-[.A13])/100)" office:value-type="currency" office:currency="DKK" office:value="11419.2">
            <text:p>kr 11.419,20</text:p>
          </table:table-cell>
          <table:table-cell table:style-name="ce3" table:formula="of:=[.D13]+[.G13]" office:value-type="currency" office:currency="DKK" office:value="19656">
            <text:p>kr 19.656,00</text:p>
          </table:table-cell>
          <table:table-cell table:style-name="ce3" table:formula="of:=[.G13]-[.D13]" office:value-type="currency" office:currency="DKK" office:value="3182.4">
            <text:p>kr 3.182,40</text:p>
          </table:table-cell>
          <table:table-cell table:style-name="ce11" table:formula="of:=[.H13]*[.$B$6]" office:value-type="currency" office:currency="DKK" office:value="4363632">
            <text:p>kr 4.363.632,00</text:p>
          </table:table-cell>
          <table:table-cell table:style-name="ce8" table:formula="of:=[.$H$11]-[.H13]" office:value-type="currency" office:currency="DKK" office:value="3931.2">
            <text:p>kr 3.931,20</text:p>
          </table:table-cell>
          <table:table-cell table:style-name="ce8" table:formula="of:=[.$J$11]-[.J13]" office:value-type="currency" office:currency="DKK" office:value="872726.4">
            <text:p>kr 872.726,40</text:p>
          </table:table-cell>
        </table:table-row>
        <table:table-row table:style-name="ro3">
          <table:table-cell table:style-name="ce2" office:value-type="string">
            <text:p>100</text:p>
          </table:table-cell>
          <table:table-cell table:style-name="ce1" office:value-type="float" office:value="87">
            <text:p>87</text:p>
          </table:table-cell>
          <table:table-cell table:formula="of:=[.B14]/1000*[.$B$7]" office:value-type="currency" office:currency="DKK" office:value="1.044">
            <text:p>kr 1,04</text:p>
          </table:table-cell>
          <table:table-cell table:style-name="ce8" table:formula="of:=[.C14]*[.$B$5]*([.A14]/100)" office:value-type="currency" office:currency="DKK" office:value="16286.4">
            <text:p>kr 16.286,40</text:p>
          </table:table-cell>
          <table:table-cell office:value-type="float" office:value="0">
            <text:p>0</text:p>
          </table:table-cell>
          <table:table-cell table:formula="of:=[.E14]/1000*[.$B$7]" office:value-type="currency" office:currency="DKK" office:value="0">
            <text:p>kr 0,00</text:p>
          </table:table-cell>
          <table:table-cell table:style-name="ce8" table:formula="of:=[.$B$5]*[.F14]*((100-[.A14])/100)" office:value-type="currency" office:currency="DKK" office:value="0">
            <text:p>kr 0,00</text:p>
          </table:table-cell>
          <table:table-cell table:style-name="ce3" table:formula="of:=[.D14]+[.G14]" office:value-type="currency" office:currency="DKK" office:value="16286.4">
            <text:p>kr 16.286,40</text:p>
          </table:table-cell>
          <table:table-cell table:style-name="ce3" table:formula="of:=[.G14]-[.D14]" office:value-type="currency" office:currency="DKK" office:value="-16286.4">
            <text:p>kr -16.286,40</text:p>
          </table:table-cell>
          <table:table-cell table:style-name="ce11" table:formula="of:=[.H14]*[.$B$6]" office:value-type="currency" office:currency="DKK" office:value="3615580.8">
            <text:p>kr 3.615.580,80</text:p>
          </table:table-cell>
          <table:table-cell table:style-name="ce8" table:formula="of:=[.$H$11]-[.H14]" office:value-type="currency" office:currency="DKK" office:value="7300.8">
            <text:p>kr 7.300,80</text:p>
          </table:table-cell>
          <table:table-cell table:style-name="ce8" table:formula="of:=[.$J$11]-[.J14]" office:value-type="currency" office:currency="DKK" office:value="1620777.6">
            <text:p>kr 1.620.777,60</text:p>
          </table:table-cell>
        </table:table-row>
        <table:table-row table:style-name="ro3">
          <table:table-cell table:style-name="ce2"/>
          <table:table-cell table:style-name="ce1"/>
          <table:table-cell/>
          <table:table-cell table:style-name="ce8"/>
          <table:table-cell table:number-columns-repeated="2"/>
          <table:table-cell table:style-name="ce8"/>
          <table:table-cell table:style-name="ce3" table:number-columns-repeated="2"/>
          <table:table-cell table:style-name="ce11"/>
          <table:table-cell table:style-name="ce8" table:number-columns-repeated="2"/>
        </table:table-row>
        <table:table-row table:style-name="ro3">
          <table:table-cell table:number-columns-repeated="2"/>
          <table:table-cell table:style-name="ce5"/>
          <table:table-cell table:style-name="ce7" office:value-type="string">
            <text:p>Forbug pr dag</text:p>
          </table:table-cell>
          <table:table-cell table:number-columns-repeated="2"/>
          <table:table-cell table:style-name="ce7" office:value-type="string">
            <text:p>Forbrug dag</text:p>
          </table:table-cell>
          <table:table-cell table:style-name="ce1" office:value-type="string">
            <text:p>Forbrug pr dag</text:p>
          </table:table-cell>
          <table:table-cell table:style-name="ce7" office:value-type="string">
            <text:p>Forskel pr dag</text:p>
          </table:table-cell>
          <table:table-cell table:style-name="ce10" office:value-type="string">
            <text:p>Forbrug år</text:p>
          </table:table-cell>
          <table:table-cell table:style-name="ce12" office:value-type="string">
            <text:p>Sparet pr dag</text:p>
          </table:table-cell>
          <table:table-cell table:style-name="ce12" office:value-type="string">
            <text:p>Sparet pr år</text:p>
          </table:table-cell>
        </table:table-row>
        <table:table-row table:style-name="ro3">
          <table:table-cell table:number-columns-repeated="3"/>
          <table:table-cell table:formula="of:=([.B11]*[.$B$5]*([.A11]/100))/1000" office:value-type="float" office:value="0">
            <text:p>0</text:p>
          </table:table-cell>
          <table:table-cell table:number-columns-repeated="2"/>
          <table:table-cell table:formula="of:=([.$B$5]*[.E11]*((100-[.A11])/100))/1000" office:value-type="float" office:value="1965.6">
            <text:p>1965,6</text:p>
          </table:table-cell>
          <table:table-cell table:style-name="ce1" table:formula="of:=[.D17]+[.G17]" office:value-type="float" office:value="1965.6">
            <text:p>1965,6</text:p>
          </table:table-cell>
          <table:table-cell table:style-name="ce7" table:formula="of:=[.G17]-[.D17]" office:value-type="float" office:value="1965.6">
            <text:p>1965,6</text:p>
          </table:table-cell>
          <table:table-cell table:style-name="ce1" table:formula="of:=[.H17]*[.$B$6]" office:value-type="float" office:value="436363.2">
            <text:p>436363,2</text:p>
          </table:table-cell>
          <table:table-cell table:style-name="ce12" table:formula="of:=[.$H$17]-[.H17]" office:value-type="float" office:value="0">
            <text:p>0</text:p>
          </table:table-cell>
          <table:table-cell table:style-name="ce12" table:formula="of:=[.$J$17]-[.J1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formula="of:=([.B12]*[.$B$5]*([.A12]/100))/1000" office:value-type="float" office:value="138.84">
            <text:p>138,84</text:p>
          </table:table-cell>
          <table:table-cell table:number-columns-repeated="2"/>
          <table:table-cell table:formula="of:=([.$B$5]*[.E12]*((100-[.A12])/100))/1000" office:value-type="float" office:value="1755">
            <text:p>1755</text:p>
          </table:table-cell>
          <table:table-cell table:style-name="ce1" table:formula="of:=[.D18]+[.G18]" office:value-type="float" office:value="1893.84">
            <text:p>1893,84</text:p>
          </table:table-cell>
          <table:table-cell table:style-name="ce7" table:formula="of:=[.G18]-[.D18]" office:value-type="float" office:value="1616.16">
            <text:p>1616,16</text:p>
          </table:table-cell>
          <table:table-cell table:style-name="ce1" table:formula="of:=[.H18]*[.$B$6]" office:value-type="float" office:value="420432.48">
            <text:p>420432,48</text:p>
          </table:table-cell>
          <table:table-cell table:style-name="ce12" table:formula="of:=[.$H$17]-[.H18]" office:value-type="float" office:value="71.76">
            <text:p>71,76</text:p>
          </table:table-cell>
          <table:table-cell table:style-name="ce12" table:formula="of:=[.$J$17]-[.J18]" office:value-type="float" office:value="15930.72">
            <text:p>15930,72</text:p>
          </table:table-cell>
        </table:table-row>
        <table:table-row table:style-name="ro3">
          <table:table-cell table:number-columns-repeated="3"/>
          <table:table-cell table:formula="of:=([.B13]*[.$B$5]*([.A13]/100))/1000" office:value-type="float" office:value="686.4">
            <text:p>686,4</text:p>
          </table:table-cell>
          <table:table-cell table:number-columns-repeated="2"/>
          <table:table-cell table:formula="of:=([.$B$5]*[.E13]*((100-[.A13])/100))/1000" office:value-type="float" office:value="951.6">
            <text:p>951,6</text:p>
          </table:table-cell>
          <table:table-cell table:style-name="ce1" table:formula="of:=[.D19]+[.G19]" office:value-type="float" office:value="1638">
            <text:p>1638</text:p>
          </table:table-cell>
          <table:table-cell table:style-name="ce7" table:formula="of:=[.G19]-[.D19]" office:value-type="float" office:value="265.2">
            <text:p>265,2</text:p>
          </table:table-cell>
          <table:table-cell table:style-name="ce1" table:formula="of:=[.H19]*[.$B$6]" office:value-type="float" office:value="363636">
            <text:p>363636</text:p>
          </table:table-cell>
          <table:table-cell table:style-name="ce12" table:formula="of:=[.$H$17]-[.H19]" office:value-type="float" office:value="327.6">
            <text:p>327,6</text:p>
          </table:table-cell>
          <table:table-cell table:style-name="ce12" table:formula="of:=[.$J$17]-[.J19]" office:value-type="float" office:value="72727.2">
            <text:p>72727,2</text:p>
          </table:table-cell>
        </table:table-row>
        <table:table-row table:style-name="ro3">
          <table:table-cell table:number-columns-repeated="3"/>
          <table:table-cell table:formula="of:=([.B14]*[.$B$5]*([.A14]/100))/1000" office:value-type="float" office:value="1357.2">
            <text:p>1357,2</text:p>
          </table:table-cell>
          <table:table-cell table:number-columns-repeated="2"/>
          <table:table-cell table:formula="of:=([.$B$5]*[.E14]*((100-[.A14])/100))/1000" office:value-type="float" office:value="0">
            <text:p>0</text:p>
          </table:table-cell>
          <table:table-cell table:style-name="ce1" table:formula="of:=[.D20]+[.G20]" office:value-type="float" office:value="1357.2">
            <text:p>1357,2</text:p>
          </table:table-cell>
          <table:table-cell table:style-name="ce7" table:formula="of:=[.G20]-[.D20]" office:value-type="float" office:value="-1357.2">
            <text:p>-1357,2</text:p>
          </table:table-cell>
          <table:table-cell table:style-name="ce1" table:formula="of:=[.H20]*[.$B$6]" office:value-type="float" office:value="301298.4">
            <text:p>301298,4</text:p>
          </table:table-cell>
          <table:table-cell table:style-name="ce12" table:formula="of:=[.$H$17]-[.H20]" office:value-type="float" office:value="608.4">
            <text:p>608,4</text:p>
          </table:table-cell>
          <table:table-cell table:style-name="ce12" table:formula="of:=[.$J$17]-[.J20]" office:value-type="float" office:value="135064.8">
            <text:p>135064,8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9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09P0"/>
    </number:currency-style>
    <number:currency-style style:name="N11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2-07T16:12:04</meta:creation-date>
    <dc:date>2012-12-14T13:19:41</dc:date>
    <dc:creator>Sabrine Mouritsen</dc:creator>
    <meta:editing-duration>PT1H19M20S</meta:editing-duration>
    <meta:editing-cycles>9</meta:editing-cycles>
    <meta:generator>LibreOffice/3.5$Linux_x86 LibreOffice_project/350m1$Build-2</meta:generator>
    <meta:document-statistic meta:table-count="3" meta:cell-count="107" meta:object-count="0"/>
  </office:meta>
</office:document-meta>
</file>